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document for Simplestore. It contains nothing of any value, other than to verify that a simple text document can but automatically deposited with a new deployment.</text:p>
      <text:p text:style-name="Standard"/>
      <text:p text:style-name="Standard">Hey now I've saved it in ODF format so I can test that too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w Morris</meta:initial-creator>
    <meta:creation-date>2013-08-19T10:07:56</meta:creation-date>
    <meta:generator>LibreOffice/3.5$Linux_x86 LibreOffice_project/350m1$Build-2</meta:generator>
    <dc:date>2013-08-19T10:11:36</dc:date>
    <dc:creator>Huw Morris</dc:creator>
    <meta:document-statistic meta:table-count="0" meta:image-count="0" meta:object-count="0" meta:page-count="1" meta:paragraph-count="2" meta:word-count="44" meta:character-count="237" meta:non-whitespace-character-count="195"/>
  </office:meta>
</office:document-meta>
</file>